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0000002A0B7777234E462E7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7.8701in" svg:height="7.8701in" draw:z-index="0"><draw:image xlink:href="Pictures/10000000000002A0000002A0B7777234E462E7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00:26:09.253935595</meta:creation-date>
    <dc:date>2021-05-30T00:26:45.967980113</dc:date>
    <meta:editing-duration>PT3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